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ngEnumAbstractBase.in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ngEnumAbstractBas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able.Table( StringEnumAbstractBase [ ] arra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tringEnumAbstractBase.StringEnumAbstractBase( String s ,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able.last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EnumAbstractBase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able.forString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.forInt( int 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